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4575in" svg:y="0.3634in">
            <draw:object draw:notify-on-update-of-ranges="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4244in" svg:y="0.2173in">
            <draw:object draw:notify-on-update-of-ranges="Sheet1.A1:Sheet1.A16 Sheet1.B1:Sheet1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928in" svg:y="1.3949in">
            <draw:object draw:notify-on-update-of-ranges="Sheet1.B29:Sheet1.B43 Sheet1.C29:Sheet1.C43 Sheet1.D29:Sheet1.D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087in" svg:height="4.7583in" svg:x="1.8213in" svg:y="8.0417in">
            <draw:object draw:notify-on-update-of-ranges="Sheet1.B46:Sheet1.B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53289" calcext:value-type="float">
            <text:p>0.003532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6648" calcext:value-type="float">
            <text:p>0.000566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3208" calcext:value-type="float">
            <text:p>0.000132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84192" calcext:value-type="float">
            <text:p>0.000841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54448" calcext:value-type="float">
            <text:p>0.0015444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0235" calcext:value-type="float">
            <text:p>0.000502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00952" calcext:value-type="float">
            <text:p>0.001009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5054474" calcext:value-type="float">
            <text:p>5.05E-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52404" calcext:value-type="float">
            <text:p>0.000524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4492" calcext:value-type="float">
            <text:p>0.0002449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56189" calcext:value-type="float">
            <text:p>0.000561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16927" calcext:value-type="float">
            <text:p>0.001169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7902" calcext:value-type="float">
            <text:p>0.0006790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07288" calcext:value-type="float">
            <text:p>0.001072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0343" calcext:value-type="float">
            <text:p>0.00020343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arithm</text:p>
          </table:table-cell>
          <table:table-cell office:value-type="string" calcext:value-type="string">
            <text:p>fib</text:p>
          </table:table-cell>
        </table:table-row>
        <table:table-row table:style-name="ro1">
          <table:table-cell/>
          <table:table-cell office:value-type="float" office:value="0.0248158" calcext:value-type="float">
            <text:p>0.0248158</text:p>
          </table:table-cell>
          <table:table-cell office:value-type="float" office:value="0.00625618" calcext:value-type="float">
            <text:p>0.00625618</text:p>
          </table:table-cell>
          <table:table-cell office:value-type="float" office:value="0.00403962" calcext:value-type="float">
            <text:p>0.00403962</text:p>
          </table:table-cell>
        </table:table-row>
        <table:table-row table:style-name="ro1">
          <table:table-cell/>
          <table:table-cell office:value-type="float" office:value="0.00237145" calcext:value-type="float">
            <text:p>0.00237145</text:p>
          </table:table-cell>
          <table:table-cell office:value-type="float" office:value="0.17638956" calcext:value-type="float">
            <text:p>0.17638956</text:p>
          </table:table-cell>
          <table:table-cell office:value-type="float" office:value="0.00621668" calcext:value-type="float">
            <text:p>0.00621668</text:p>
          </table:table-cell>
        </table:table-row>
        <table:table-row table:style-name="ro1">
          <table:table-cell/>
          <table:table-cell office:value-type="float" office:value="0.00034738" calcext:value-type="float">
            <text:p>0.00034738</text:p>
          </table:table-cell>
          <table:table-cell office:value-type="float" office:value="0.0594821" calcext:value-type="float">
            <text:p>0.0594821</text:p>
          </table:table-cell>
          <table:table-cell office:value-type="float" office:value="0.09394051" calcext:value-type="float">
            <text:p>0.09394051</text:p>
          </table:table-cell>
        </table:table-row>
        <table:table-row table:style-name="ro1">
          <table:table-cell/>
          <table:table-cell office:value-type="float" office:value="0.0002967" calcext:value-type="float">
            <text:p>0.0002967</text:p>
          </table:table-cell>
          <table:table-cell office:value-type="float" office:value="0.0113519" calcext:value-type="float">
            <text:p>0.0113519</text:p>
          </table:table-cell>
          <table:table-cell office:value-type="float" office:value="0.01586609" calcext:value-type="float">
            <text:p>0.01586609</text:p>
          </table:table-cell>
        </table:table-row>
        <table:table-row table:style-name="ro1">
          <table:table-cell/>
          <table:table-cell table:style-name="ce1" office:value-type="float" office:value="0.0000022053719" calcext:value-type="float">
            <text:p>2.21E-06</text:p>
          </table:table-cell>
          <table:table-cell office:value-type="float" office:value="0.05429535" calcext:value-type="float">
            <text:p>0.05429535</text:p>
          </table:table-cell>
          <table:table-cell office:value-type="float" office:value="0.12025829" calcext:value-type="float">
            <text:p>0.1202582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386906" calcext:value-type="float">
            <text:p>0.00386906</text:p>
          </table:table-cell>
          <table:table-cell office:value-type="float" office:value="0.5139911" calcext:value-type="float">
            <text:p>0.5139911</text:p>
          </table:table-cell>
        </table:table-row>
        <table:table-row table:style-name="ro1">
          <table:table-cell/>
          <table:table-cell table:style-name="ce1" office:value-type="float" office:value="0.0000004172325" calcext:value-type="float">
            <text:p>4.17E-07</text:p>
          </table:table-cell>
          <table:table-cell office:value-type="float" office:value="0.03366883" calcext:value-type="float">
            <text:p>0.03366883</text:p>
          </table:table-cell>
          <table:table-cell office:value-type="float" office:value="0.4911217" calcext:value-type="float">
            <text:p>0.4911217</text:p>
          </table:table-cell>
        </table:table-row>
        <table:table-row table:style-name="ro1">
          <table:table-cell/>
          <table:table-cell table:style-name="ce1" office:value-type="float" office:value="0.0000047683716" calcext:value-type="float">
            <text:p>4.77E-06</text:p>
          </table:table-cell>
          <table:table-cell office:value-type="float" office:value="0.1110655" calcext:value-type="float">
            <text:p>0.1110655</text:p>
          </table:table-cell>
          <table:table-cell office:value-type="float" office:value="0.45771304" calcext:value-type="float">
            <text:p>0.45771304</text:p>
          </table:table-cell>
        </table:table-row>
        <table:table-row table:style-name="ro1">
          <table:table-cell/>
          <table:table-cell table:style-name="ce1" office:value-type="float" office:value="0.000009000301" calcext:value-type="float">
            <text:p>9.00E-06</text:p>
          </table:table-cell>
          <table:table-cell office:value-type="float" office:value="0.01614421" calcext:value-type="float">
            <text:p>0.01614421</text:p>
          </table:table-cell>
          <table:table-cell office:value-type="float" office:value="0.63934256" calcext:value-type="float">
            <text:p>0.63934256</text:p>
          </table:table-cell>
        </table:table-row>
        <table:table-row table:style-name="ro1">
          <table:table-cell/>
          <table:table-cell office:value-type="float" office:value="0.00773964" calcext:value-type="float">
            <text:p>0.00773964</text:p>
          </table:table-cell>
          <table:table-cell office:value-type="float" office:value="0.020342" calcext:value-type="float">
            <text:p>0.020342</text:p>
          </table:table-cell>
          <table:table-cell office:value-type="float" office:value="0.49385253" calcext:value-type="float">
            <text:p>0.49385253</text:p>
          </table:table-cell>
        </table:table-row>
        <table:table-row table:style-name="ro1">
          <table:table-cell/>
          <table:table-cell office:value-type="float" office:value="0.00367975" calcext:value-type="float">
            <text:p>0.00367975</text:p>
          </table:table-cell>
          <table:table-cell office:value-type="float" office:value="0.0352577" calcext:value-type="float">
            <text:p>0.0352577</text:p>
          </table:table-cell>
          <table:table-cell office:value-type="float" office:value="0.553311" calcext:value-type="float">
            <text:p>0.553311</text:p>
          </table:table-cell>
        </table:table-row>
        <table:table-row table:style-name="ro1">
          <table:table-cell/>
          <table:table-cell office:value-type="float" office:value="0.00011832" calcext:value-type="float">
            <text:p>0.00011832</text:p>
          </table:table-cell>
          <table:table-cell office:value-type="float" office:value="0.01508242" calcext:value-type="float">
            <text:p>0.01508242</text:p>
          </table:table-cell>
          <table:table-cell office:value-type="float" office:value="0.5690975" calcext:value-type="float">
            <text:p>0.5690975</text:p>
          </table:table-cell>
        </table:table-row>
        <table:table-row table:style-name="ro1">
          <table:table-cell/>
          <table:table-cell office:value-type="float" office:value="0.00054669" calcext:value-type="float">
            <text:p>0.00054669</text:p>
          </table:table-cell>
          <table:table-cell office:value-type="float" office:value="0.02349451" calcext:value-type="float">
            <text:p>0.02349451</text:p>
          </table:table-cell>
          <table:table-cell office:value-type="float" office:value="0.57062423" calcext:value-type="float">
            <text:p>0.57062423</text:p>
          </table:table-cell>
        </table:table-row>
        <table:table-row table:style-name="ro1">
          <table:table-cell/>
          <table:table-cell office:value-type="float" office:value="0.00162591" calcext:value-type="float">
            <text:p>0.00162591</text:p>
          </table:table-cell>
          <table:table-cell office:value-type="float" office:value="0.00137711" calcext:value-type="float">
            <text:p>0.00137711</text:p>
          </table:table-cell>
          <table:table-cell office:value-type="float" office:value="0.5876314" calcext:value-type="float">
            <text:p>0.5876314</text:p>
          </table:table-cell>
        </table:table-row>
        <table:table-row table:style-name="ro1">
          <table:table-cell/>
          <table:table-cell office:value-type="float" office:value="0.0039525" calcext:value-type="float">
            <text:p>0.0039525</text:p>
          </table:table-cell>
          <table:table-cell office:value-type="float" office:value="0.04723244" calcext:value-type="float">
            <text:p>0.04723244</text:p>
          </table:table-cell>
          <table:table-cell office:value-type="float" office:value="0.591621" calcext:value-type="float">
            <text:p>0.59162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0.4502027" calcext:value-type="float">
            <text:p>0.4502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06382" calcext:value-type="float">
            <text:p>0.001063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593426" calcext:value-type="float">
            <text:p>0.08593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5885" calcext:value-type="float">
            <text:p>0.00858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351351" calcext:value-type="float">
            <text:p>0.07351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837944" calcext:value-type="float">
            <text:p>0.028379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32998" calcext:value-type="float">
            <text:p>0.013329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284549" calcext:value-type="float">
            <text:p>0.082845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129265" calcext:value-type="float">
            <text:p>0.061292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739664" calcext:value-type="float">
            <text:p>0.067396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22599" calcext:value-type="float">
            <text:p>0.00322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222372" calcext:value-type="float">
            <text:p>0.062223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432035" calcext:value-type="float">
            <text:p>0.034320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113443" calcext:value-type="float">
            <text:p>0.011134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207474" calcext:value-type="float">
            <text:p>0.032074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379778" calcext:value-type="float">
            <text:p>0.04379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235528" calcext:value-type="float">
            <text:p>0.152355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583496" calcext:value-type="float">
            <text:p>0.05583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94213" calcext:value-type="float">
            <text:p>0.00894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639021" calcext:value-type="float">
            <text:p>0.036390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418667" calcext:value-type="float">
            <text:p>0.01418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773567" calcext:value-type="float">
            <text:p>0.117735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831921" calcext:value-type="float">
            <text:p>0.038319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200117" calcext:value-type="float">
            <text:p>0.02200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216703" calcext:value-type="float">
            <text:p>0.002167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185982" calcext:value-type="float">
            <text:p>0.041859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600346" calcext:value-type="float">
            <text:p>0.02600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220842" calcext:value-type="float">
            <text:p>0.002208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234274" calcext:value-type="float">
            <text:p>0.062342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4023733" calcext:value-type="float">
            <text:p>0.040237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17:18:05.040993784</meta:creation-date>
    <dc:date>2021-12-06T21:12:54.365968422</dc:date>
    <meta:editing-duration>PT27M29S</meta:editing-duration>
    <meta:editing-cycles>1</meta:editing-cycles>
    <meta:document-statistic meta:table-count="1" meta:cell-count="109" meta:object-count="4"/>
    <meta:generator>LibreOffice/7.2.2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2:Sheet1.B16" svg:x="0.32cm" svg:y="0.18cm" svg:width="12.508cm" svg:height="8.64cm">
          <chart:coordinate-region svg:x="1.603cm" svg:y="0.379cm" svg:width="11.0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53289">
                <text:p>0.00353289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6648">
                <text:p>0.00056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3208">
                <text:p>0.00013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4192">
                <text:p>0.00084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54448">
                <text:p>0.00154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0235">
                <text:p>0.00050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0952">
                <text:p>0.00100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054474">
                <text:p>0.00005054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52404">
                <text:p>0.00052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4492">
                <text:p>0.00024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6189">
                <text:p>0.00056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6927">
                <text:p>0.00116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7902">
                <text:p>0.00067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7288">
                <text:p>0.00107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0343">
                <text:p>0.00020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16" svg:x="0.32cm" svg:y="0.18cm" svg:width="12.508cm" svg:height="8.64cm">
          <chart:coordinate-region svg:x="1.603cm" svg:y="0.379cm" svg:width="11.03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6" chart:class="chart:scatter">
            <chart:domain table:cell-range-address="Sheet1.A1:Sheet1.A16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</svg:desc>
                </draw:g>
              </table:table-cell>
              <table:table-cell office:value-type="float" office:value="NaN">
                <text:p>NaN</text:p>
                <draw:g>
                  <svg:desc>Sheet1.B1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53289">
                <text:p>0.00353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56648">
                <text:p>0.00056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3208">
                <text:p>0.00013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84192">
                <text:p>0.00084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54448">
                <text:p>0.00154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50235">
                <text:p>0.00050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100952">
                <text:p>0.0010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05054474">
                <text:p>0.00005054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52404">
                <text:p>0.00052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24492">
                <text:p>0.00024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56189">
                <text:p>0.00056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116927">
                <text:p>0.00116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67902">
                <text:p>0.00067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107288">
                <text:p>0.00107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20343">
                <text:p>0.00020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B29:Sheet1.D43" svg:x="0.32cm" svg:y="0.18cm" svg:width="12.508cm" svg:height="8.64cm">
          <chart:coordinate-region svg:x="1.047cm" svg:y="0.379cm" svg:width="11.78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43" chart:class="chart:line">
            <chart:data-point chart:repeated="15"/>
          </chart:series>
          <chart:series chart:style-name="ch8" chart:values-cell-range-address="Sheet1.C29:Sheet1.C43" chart:class="chart:line">
            <chart:data-point chart:repeated="15"/>
          </chart:series>
          <chart:series chart:style-name="ch9" chart:values-cell-range-address="Sheet1.D29:Sheet1.D43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8158">
                <text:p>0.0248158</text:p>
                <draw:g>
                  <svg:desc>Sheet1.B29:Sheet1.B43</svg:desc>
                </draw:g>
              </table:table-cell>
              <table:table-cell office:value-type="float" office:value="0.00625618">
                <text:p>0.00625618</text:p>
                <draw:g>
                  <svg:desc>Sheet1.C29:Sheet1.C43</svg:desc>
                </draw:g>
              </table:table-cell>
              <table:table-cell office:value-type="float" office:value="0.00403962">
                <text:p>0.00403962</text:p>
                <draw:g>
                  <svg:desc>Sheet1.D29:Sheet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7145">
                <text:p>0.00237145</text:p>
              </table:table-cell>
              <table:table-cell office:value-type="float" office:value="0.17638956">
                <text:p>0.17638956</text:p>
              </table:table-cell>
              <table:table-cell office:value-type="float" office:value="0.00621668">
                <text:p>0.00621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4738">
                <text:p>0.00034738</text:p>
              </table:table-cell>
              <table:table-cell office:value-type="float" office:value="0.0594821">
                <text:p>0.0594821</text:p>
              </table:table-cell>
              <table:table-cell office:value-type="float" office:value="0.09394051">
                <text:p>0.09394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967">
                <text:p>0.0002967</text:p>
              </table:table-cell>
              <table:table-cell office:value-type="float" office:value="0.0113519">
                <text:p>0.0113519</text:p>
              </table:table-cell>
              <table:table-cell office:value-type="float" office:value="0.01586609">
                <text:p>0.01586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2053719">
                <text:p>0.0000022053719</text:p>
              </table:table-cell>
              <table:table-cell office:value-type="float" office:value="0.05429535">
                <text:p>0.05429535</text:p>
              </table:table-cell>
              <table:table-cell office:value-type="float" office:value="0.12025829">
                <text:p>0.12025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386906">
                <text:p>0.00386906</text:p>
              </table:table-cell>
              <table:table-cell office:value-type="float" office:value="0.5139911">
                <text:p>0.5139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4172325">
                <text:p>0.0000004172325</text:p>
              </table:table-cell>
              <table:table-cell office:value-type="float" office:value="0.03366883">
                <text:p>0.03366883</text:p>
              </table:table-cell>
              <table:table-cell office:value-type="float" office:value="0.4911217">
                <text:p>0.4911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47683716">
                <text:p>0.0000047683716</text:p>
              </table:table-cell>
              <table:table-cell office:value-type="float" office:value="0.1110655">
                <text:p>0.1110655</text:p>
              </table:table-cell>
              <table:table-cell office:value-type="float" office:value="0.45771304">
                <text:p>0.45771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9000301">
                <text:p>0.000009000301</text:p>
              </table:table-cell>
              <table:table-cell office:value-type="float" office:value="0.01614421">
                <text:p>0.01614421</text:p>
              </table:table-cell>
              <table:table-cell office:value-type="float" office:value="0.63934256">
                <text:p>0.63934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73964">
                <text:p>0.00773964</text:p>
              </table:table-cell>
              <table:table-cell office:value-type="float" office:value="0.020342">
                <text:p>0.020342</text:p>
              </table:table-cell>
              <table:table-cell office:value-type="float" office:value="0.49385253">
                <text:p>0.49385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67975">
                <text:p>0.00367975</text:p>
              </table:table-cell>
              <table:table-cell office:value-type="float" office:value="0.0352577">
                <text:p>0.0352577</text:p>
              </table:table-cell>
              <table:table-cell office:value-type="float" office:value="0.553311">
                <text:p>0.553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832">
                <text:p>0.00011832</text:p>
              </table:table-cell>
              <table:table-cell office:value-type="float" office:value="0.01508242">
                <text:p>0.01508242</text:p>
              </table:table-cell>
              <table:table-cell office:value-type="float" office:value="0.5690975">
                <text:p>0.5690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4669">
                <text:p>0.00054669</text:p>
              </table:table-cell>
              <table:table-cell office:value-type="float" office:value="0.02349451">
                <text:p>0.02349451</text:p>
              </table:table-cell>
              <table:table-cell office:value-type="float" office:value="0.57062423">
                <text:p>0.57062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62591">
                <text:p>0.00162591</text:p>
              </table:table-cell>
              <table:table-cell office:value-type="float" office:value="0.00137711">
                <text:p>0.00137711</text:p>
              </table:table-cell>
              <table:table-cell office:value-type="float" office:value="0.5876314">
                <text:p>0.5876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9525">
                <text:p>0.0039525</text:p>
              </table:table-cell>
              <table:table-cell office:value-type="float" office:value="0.04723244">
                <text:p>0.04723244</text:p>
              </table:table-cell>
              <table:table-cell office:value-type="float" office:value="0.591621">
                <text:p>0.5916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311cm" svg:height="12.087cm" xlink:href=".." xlink:type="simple" chart:class="chart:line" chart:style-name="ch1">
        <chart:legend chart:legend-position="end" svg:x="15.459cm" svg:y="5.744cm" style:legend-expansion="high" chart:style-name="ch2"/>
        <chart:plot-area chart:style-name="ch3" table:cell-range-address="Sheet1.B46:Sheet1.B75" svg:x="0.366cm" svg:y="0.241cm" svg:width="14.727cm" svg:height="11.605cm">
          <chart:coordinate-region svg:x="1.278cm" svg:y="0.44cm" svg:width="13.628cm" svg:height="10.7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6:Sheet1.B75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02027">
                <text:p>0.4502027</text:p>
                <draw:g>
                  <svg:desc>Sheet1.B46:Sheet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06382">
                <text:p>0.00106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593426">
                <text:p>0.08593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5885">
                <text:p>0.0085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51351">
                <text:p>0.07351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37944">
                <text:p>0.02837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32998">
                <text:p>0.01332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284549">
                <text:p>0.08284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129265">
                <text:p>0.06129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739664">
                <text:p>0.06739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22599">
                <text:p>0.003225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2372">
                <text:p>0.06222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432035">
                <text:p>0.03432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13443">
                <text:p>0.01113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07474">
                <text:p>0.03207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379778">
                <text:p>0.04379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235528">
                <text:p>0.152355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83496">
                <text:p>0.05583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94213">
                <text:p>0.00894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639021">
                <text:p>0.03639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18667">
                <text:p>0.01418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773567">
                <text:p>0.11773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31921">
                <text:p>0.03831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00117">
                <text:p>0.02200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16703">
                <text:p>0.002167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85982">
                <text:p>0.04185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00346">
                <text:p>0.02600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20842">
                <text:p>0.00220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34274">
                <text:p>0.06234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23733">
                <text:p>0.040237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